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8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Various research on Scala as well as on the Play framework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 table:number-columns-spanned="1" table:number-rows-spanned="2">
            <text:p>Analysis of the libraries usable for the geolocation as well as the interesting keywords for Switzerland, and production of a news plann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.</text:p>
          </table:table-cell>
          <table:table-cell table:style-name="ce24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test-app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is of various Twitter's research.</text:p>
          </table:table-cell>
          <table:table-cell table:style-name="ce24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âchewith maps' librarie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 vizualisation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sockets system between the Java application and the JavaScript one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4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on the JavaScript application.</text:p>
          </table:table-cell>
          <table:table-cell table:style-name="ce24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up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up and analysis of the existing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own geolocation tags with various parameters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Analysis and research of interesting subjects and minor updates on test application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Update mockup, according to the 26.04 metting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 a new test-app, which allows an user to draw a polygon all around a country by double-clicking on it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e documents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update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witter4J library in the project, develpoment of the connection process and modification of the GUI.</text:p>
          </table:table-cell>
          <table:table-cell table:style-name="ce24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Update documentation.</text:p>
          </table:table-cell>
          <table:table-cell table:style-name="ce24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.</text:p>
          </table:table-cell>
          <table:table-cell table:style-name="ce24"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date" office:date-value="2016-05-30" calcext:value-type="date">
            <text:p>30.05.16</text:p>
          </table:table-cell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Development of the search-page's GUI.</text:p>
          </table:table-cell>
          <table:table-cell table:style-name="ce24" table:number-columns-repeated="1020"/>
        </table:table-row>
        <table:table-row table:style-name="ro1">
          <table: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Development of the search-page's GUI.</text:p>
          </table:table-cell>
          <table:table-cell table:style-name="ce24" table:number-columns-repeated="1020"/>
        </table:table-row>
        <table:table-row table:style-name="ro1" table:number-rows-repeated="113">
          <table:table-cell table:style-name="ce3" table:number-columns-repeated="3"/>
          <table:table-cell table:style-name="ce16"/>
          <table:table-cell table:style-name="ce24" table:number-columns-repeated="102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.00.0000</text:date>, <text:time style:data-style-name="N2" text:time-value="12:26:39.102467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5-31T12:32:59.958847712</dc:date>
    <dc:creator>Miguel </dc:creator>
    <meta:editing-duration>P3DT13H1M25S</meta:editing-duration>
    <meta:editing-cycles>49</meta:editing-cycles>
    <meta:generator>LibreOffice/4.4.3.2$Linux_X86_64 LibreOffice_project/40m0$Build-2</meta:generator>
    <meta:document-statistic meta:table-count="1" meta:cell-count="143" meta:object-count="0"/>
  </office:meta>
</office:document-meta>
</file>